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Lucida Sans1" svg:font-family="'Lucida Sans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body>
    <office:text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Lucida Sans1" svg:font-family="'Lucida Sans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paragraph">
      <style:paragraph-properties/>
      <style:text-properties fo:country="DE" fo:font-size="12.0pt" fo:language="de" style:font-name="Liberation Serif" style:font-name-asian="SimSun" style:font-name-complex="Lucida San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Microsoft YaHei" style:font-name-complex="Lucida San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Lucida Sans1" style:font-size-asian="12.0pt"/>
    </style:style>
    <style:style style:family="paragraph" style:name="Index" style:parent-style-name="Standard">
      <style:text-properties style:font-name-complex="Lucida 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SimSun" style:font-name-complex="Lucida Sans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04S</meta:editing-duration>
  </office:meta>
</office:document-meta>
</file>